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116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17cm" svg:height="15.097cm" svg:x="7.846cm" svg:y="0.497cm">
            <draw:object draw:notify-on-update-of-ranges="Sheet1.A2:Sheet1.A10 Sheet1.A2:Sheet1.A10 Sheet1.B2:Sheet1.B10 Sheet1.A11:Sheet1.A12 Sheet1.B11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velength [nm]</text:p>
          </table:table-cell>
          <table:table-cell office:value-type="string" calcext:value-type="string">
            <text:p>n at 88K</text:p>
          </table:table-cell>
          <table:table-cell/>
        </table:table-row>
        <table:table-row table:style-name="ro1">
          <table:table-cell office:value-type="float" office:value="643.9" calcext:value-type="float">
            <text:p>643.9</text:p>
          </table:table-cell>
          <table:table-cell office:value-type="float" office:value="1.2274" calcext:value-type="float">
            <text:p>1.2274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2282" calcext:value-type="float">
            <text:p>1.2282</text:p>
          </table:table-cell>
          <table:table-cell/>
        </table:table-row>
        <table:table-row table:style-name="ro1">
          <table:table-cell office:value-type="float" office:value="546.1" calcext:value-type="float">
            <text:p>546.1</text:p>
          </table:table-cell>
          <table:table-cell office:value-type="float" office:value="1.2287" calcext:value-type="float">
            <text:p>1.2287</text:p>
          </table:table-cell>
          <table:table-cell/>
        </table:table-row>
        <table:table-row table:style-name="ro1">
          <table:table-cell office:value-type="float" office:value="508.6" calcext:value-type="float">
            <text:p>508.6</text:p>
          </table:table-cell>
          <table:table-cell office:value-type="float" office:value="1.2295" calcext:value-type="float">
            <text:p>1.2295</text:p>
          </table:table-cell>
          <table:table-cell/>
        </table:table-row>
        <table:table-row table:style-name="ro1">
          <table:table-cell office:value-type="float" office:value="475.3" calcext:value-type="float">
            <text:p>475.3</text:p>
          </table:table-cell>
          <table:table-cell office:value-type="float" office:value="1.2303" calcext:value-type="float">
            <text:p>1.2303</text:p>
          </table:table-cell>
          <table:table-cell/>
        </table:table-row>
        <table:table-row table:style-name="ro1">
          <table:table-cell office:value-type="float" office:value="435.8" calcext:value-type="float">
            <text:p>435.8</text:p>
          </table:table-cell>
          <table:table-cell office:value-type="float" office:value="1.2315" calcext:value-type="float">
            <text:p>1.2315</text:p>
          </table:table-cell>
          <table:table-cell/>
        </table:table-row>
        <table:table-row table:style-name="ro1">
          <table:table-cell office:value-type="float" office:value="406.3" calcext:value-type="float">
            <text:p>406.3</text:p>
          </table:table-cell>
          <table:table-cell office:value-type="float" office:value="1.2326" calcext:value-type="float">
            <text:p>1.232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2346" calcext:value-type="float">
            <text:p>1.2346</text:p>
          </table:table-cell>
          <table:table-cell/>
        </table:table-row>
        <table:table-row table:style-name="ro1">
          <table:table-cell office:value-type="float" office:value="361.2" calcext:value-type="float">
            <text:p>361.2</text:p>
          </table:table-cell>
          <table:table-cell office:value-type="float" office:value="1.2349" calcext:value-type="float">
            <text:p>1.2349</text:p>
          </table:table-cell>
          <table:table-cell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3" table:formula="of:=0.000000077417*[.A11]^2-0.0001035*[.A11]+1.262" office:value-type="float" office:value="1.242563150692" calcext:value-type="float">
            <text:p>1.2426</text:p>
          </table:table-cell>
          <table:table-cell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table:formula="of:=0.000000077417*[.A12]^2-0.0001035*[.A12]+1.262" office:value-type="float" office:value="1.250020400128" calcext:value-type="float">
            <text:p>1.25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([.B9]-[.B10])-([.A10]-[.A9])*[.A11]" office:value-type="float" office:value="858.799700000002" calcext:value-type="float">
            <text:p>858.7997000000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8:27:05.159109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7:20:48.371531300</meta:creation-date>
    <dc:date>2021-12-08T18:35:23.794486015</dc:date>
    <meta:editing-duration>PT27M26S</meta:editing-duration>
    <meta:editing-cycles>5</meta:editing-cycles>
    <meta:generator>LibreOffice/6.4.7.2$Linux_X86_64 LibreOffice_project/40$Build-2</meta:generator>
    <meta:document-statistic meta:table-count="1" meta:cell-count="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6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.2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250" loext:regression-force-intercept="false" loext:regression-intercept-value="0" chart:regression-type="polynomial"/>
      <style:graphic-properties svg:stroke-color="#004586"/>
    </style:style>
    <style:style style:name="ch9" style:family="chart" style:data-style-name="N116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171cm" svg:height="15.098cm" xlink:href=".." xlink:type="simple" chart:class="chart:scatter" chart:style-name="ch1">
        <chart:legend chart:legend-position="end" svg:x="25.093cm" svg:y="6.764cm" style:legend-expansion="high" chart:style-name="ch2"/>
        <chart:plot-area chart:style-name="ch3" table:cell-range-address="Sheet1.A2:Sheet1.B10 Sheet1.B11:Sheet1.B12" chart:data-source-has-labels="both" svg:x="0.583cm" svg:y="0.301cm" svg:width="23.927cm" svg:height="14.496cm">
          <chartooo:coordinate-region svg:x="1.716cm" svg:y="0.497cm" svg:width="22.501cm" svg:height="13.662cm"/>
          <chart:axis chart:dimension="x" chart:name="primary-x" chart:style-name="ch4" chartooo:axis-type="auto">
            <chart:categories table:cell-range-address="Sheet1.A2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loext:label-string="data" chart:class="chart:scatter">
            <chart:domain table:cell-range-address="Sheet1.A2:Sheet1.A10"/>
            <chart:regression-curve chart:style-name="ch8">
              <chart:equation chart:display-equation="true" chart:display-r-square="false" svg:x="5.902cm" svg:y="1.361cm"/>
            </chart:regression-curve>
            <chart:data-point chart:repeated="9"/>
          </chart:series>
          <chart:series chart:style-name="ch9" chart:values-cell-range-address="Sheet1.B11:Sheet1.B12" loext:label-string="extrapolation" chart:class="chart:scatter">
            <chart:domain table:cell-range-address="Sheet1.A11:Sheet1.A1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</text:p>
              </table:table-cell>
              <table:table-cell office:value-type="string">
                <text:p>Column A</text:p>
              </table:table-cell>
              <table:table-cell office:value-type="string">
                <text:p>extrapolation</text:p>
              </table:table-cell>
            </table:table-row>
          </table:table-header-rows>
          <table:table-rows>
            <table:table-row>
              <table:table-cell office:value-type="float" office:value="643.9">
                <text:p>643.9</text:p>
                <draw:g>
                  <svg:desc>Sheet1.A2:Sheet1.A10</svg:desc>
                </draw:g>
              </table:table-cell>
              <table:table-cell office:value-type="float" office:value="643.9">
                <text:p>643.9</text:p>
                <draw:g>
                  <svg:desc>Sheet1.A2:Sheet1.A10</svg:desc>
                </draw:g>
              </table:table-cell>
              <table:table-cell office:value-type="float" office:value="1.2274">
                <text:p>1.2274</text:p>
                <draw:g>
                  <svg:desc>Sheet1.B2:Sheet1.B10</svg:desc>
                </draw:g>
              </table:table-cell>
              <table:table-cell office:value-type="float" office:value="226">
                <text:p>226</text:p>
                <draw:g>
                  <svg:desc>Sheet1.A11:Sheet1.A12</svg:desc>
                </draw:g>
              </table:table-cell>
              <table:table-cell office:value-type="float" office:value="1.242563150692">
                <text:p>1.242563150692</text:p>
                <draw:g>
                  <svg:desc>Sheet1.B11:Sheet1.B12</svg:desc>
                </draw:g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2282">
                <text:p>1.2282</text:p>
              </table:table-cell>
              <table:table-cell office:value-type="float" office:value="128">
                <text:p>128</text:p>
              </table:table-cell>
              <table:table-cell office:value-type="float" office:value="1.250020400128">
                <text:p>1.250020400128</text:p>
              </table:table-cell>
            </table:table-row>
            <table:table-row>
              <table:table-cell office:value-type="float" office:value="546.1">
                <text:p>546.1</text:p>
              </table:table-cell>
              <table:table-cell office:value-type="float" office:value="546.1">
                <text:p>546.1</text:p>
              </table:table-cell>
              <table:table-cell office:value-type="float" office:value="1.2287">
                <text:p>1.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8.6">
                <text:p>508.6</text:p>
              </table:table-cell>
              <table:table-cell office:value-type="float" office:value="508.6">
                <text:p>508.6</text:p>
              </table:table-cell>
              <table:table-cell office:value-type="float" office:value="1.2295">
                <text:p>1.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.3">
                <text:p>475.3</text:p>
              </table:table-cell>
              <table:table-cell office:value-type="float" office:value="475.3">
                <text:p>475.3</text:p>
              </table:table-cell>
              <table:table-cell office:value-type="float" office:value="1.2303">
                <text:p>1.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.8">
                <text:p>435.8</text:p>
              </table:table-cell>
              <table:table-cell office:value-type="float" office:value="435.8">
                <text:p>435.8</text:p>
              </table:table-cell>
              <table:table-cell office:value-type="float" office:value="1.2315">
                <text:p>1.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.3">
                <text:p>406.3</text:p>
              </table:table-cell>
              <table:table-cell office:value-type="float" office:value="406.3">
                <text:p>406.3</text:p>
              </table:table-cell>
              <table:table-cell office:value-type="float" office:value="1.2326">
                <text:p>1.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.2346">
                <text:p>1.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.2">
                <text:p>361.2</text:p>
              </table:table-cell>
              <table:table-cell office:value-type="float" office:value="361.2">
                <text:p>361.2</text:p>
              </table:table-cell>
              <table:table-cell office:value-type="float" office:value="1.2349">
                <text:p>1.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